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style:font-name="Arial" fo:font-size="12pt" fo:letter-spacing="normal" fo:language="en" fo:country="GB" fo:font-style="normal" fo:font-weight="bold" officeooo:rsid="000a3368" officeooo:paragraph-rsid="000a3368" style:font-size-asian="12pt" style:font-weight-asian="bold" style:font-size-complex="12pt" style:font-weight-complex="bold"/>
    </style:style>
    <style:style style:name="P3"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style:font-name="Arial" fo:font-size="12pt" fo:letter-spacing="normal" fo:language="en" fo:country="GB" fo:font-style="normal" fo:font-weight="normal" officeooo:rsid="000a3368" officeooo:paragraph-rsid="000a3368"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222222" style:font-name="Arial" fo:font-size="12pt" fo:letter-spacing="normal" fo:language="en" fo:country="GB" fo:font-style="normal" fo:font-weight="normal" officeooo:rsid="000a3368" officeooo:paragraph-rsid="000a3368" style:font-size-asian="12pt" style:font-size-complex="12pt"/>
    </style:style>
    <style:style style:name="P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text-properties fo:font-variant="normal" fo:text-transform="none" fo:color="#222222" style:font-name="Arial" fo:font-size="12pt" fo:letter-spacing="normal" fo:language="en" fo:country="GB" fo:font-style="normal" fo:font-weight="normal" style:font-size-asian="12pt" style:font-size-complex="12pt"/>
    </style:style>
    <style:style style:name="T1" style:family="text">
      <style:text-properties officeooo:rsid="000a33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gh-Dimensional Backward Stochastic Differential Equations</text:p>
      <text:p text:style-name="P3"/>
      <text:p text:style-name="P4"/>
      <text:p text:style-name="P5">Option Pricing is a well-known subject in the literature since Black and Scholes model first appeared in 1973. However, with the emergence of robust processors, pricing basket options (options on multiple assets) in finance or solving optimisation problems of diversified portfolios became less time-consuming. This is what we aim for in this MSc thesis: explore the currently used computational methods and try new ones for an already settled theory <text:span text:style-name="T1">i.e. h</text:span>igh-<text:span text:style-name="T1">d</text:span>imensional Backward Stochastic Differential Equation<text:span text:style-name="T1">s</text:span> (BSDEs).</text:p>
      <text:p text:style-name="P5"/>
      <text:p text:style-name="P5">This special kind of Stochastic Differential Equation is useful for problems involving final condition hypotheses. Hence, from an ending point, we work backward to an optimal initial solu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1:04:23.065128291</meta:creation-date>
    <dc:date>2017-04-07T11:07:21.267535612</dc:date>
    <meta:editing-duration>P0D</meta:editing-duration>
    <meta:editing-cycles>1</meta:editing-cycles>
    <meta:document-statistic meta:table-count="0" meta:image-count="0" meta:object-count="0" meta:page-count="1" meta:paragraph-count="3" meta:word-count="109" meta:character-count="775" meta:non-whitespace-character-count="669"/>
    <meta:generator>LibreOffice/4.2.8.2$Linux_X86_64 LibreOffice_project/420m0$Build-2</meta:generator>
  </office:meta>
</office:document-meta>
</file>